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B1" style:family="table-cell">
      <style:table-cell-properties fo:padding="0.0382in" fo:border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B" style:family="table-column">
      <style:table-column-properties style:column-width="3.4625in" style:rel-column-width="32768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B" style:family="table-column">
      <style:table-column-properties style:column-width="3.4625in" style:rel-column-width="32768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B1" style:family="table-cell">
      <style:table-cell-properties fo:padding="0.0382in" fo:border="0.0007in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3.4625in" style:rel-column-width="32767*"/>
    </style:style>
    <style:style style:name="Table10.B" style:family="table-column">
      <style:table-column-properties style:column-width="3.4625in" style:rel-column-width="32768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4625in" style:rel-column-width="32767*"/>
    </style:style>
    <style:style style:name="Table11.B" style:family="table-column">
      <style:table-column-properties style:column-width="3.4625in" style:rel-column-width="32768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B1" style:family="table-cell">
      <style:table-cell-properties fo:padding="0.0382in" fo:border="0.0007in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3.4625in" style:rel-column-width="32767*"/>
    </style:style>
    <style:style style:name="Table12.B" style:family="table-column">
      <style:table-column-properties style:column-width="3.4625in" style:rel-column-width="32768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B1" style:family="table-cell">
      <style:table-cell-properties fo:padding="0.0382in" fo:border="0.0007in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3.4625in" style:rel-column-width="32767*"/>
    </style:style>
    <style:style style:name="Table13.B" style:family="table-column">
      <style:table-column-properties style:column-width="3.4625in" style:rel-column-width="32768*"/>
    </style:style>
    <style:style style:name="Table1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3.B1" style:family="table-cell">
      <style:table-cell-properties fo:padding="0.0382in" fo:border="0.0007in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3.4625in" style:rel-column-width="32767*"/>
    </style:style>
    <style:style style:name="Table14.B" style:family="table-column">
      <style:table-column-properties style:column-width="3.4625in" style:rel-column-width="32768*"/>
    </style:style>
    <style:style style:name="Table1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4.B1" style:family="table-cell">
      <style:table-cell-properties fo:padding="0.0382in" fo:border="0.0007in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3.4625in" style:rel-column-width="32767*"/>
    </style:style>
    <style:style style:name="Table15.B" style:family="table-column">
      <style:table-column-properties style:column-width="3.4625in" style:rel-column-width="32768*"/>
    </style:style>
    <style:style style:name="Table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5.B1" style:family="table-cell">
      <style:table-cell-properties fo:padding="0.0382in" fo:border="0.0007in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3.4625in" style:rel-column-width="32767*"/>
    </style:style>
    <style:style style:name="Table16.B" style:family="table-column">
      <style:table-column-properties style:column-width="3.4625in" style:rel-column-width="32768*"/>
    </style:style>
    <style:style style:name="Table1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6.B1" style:family="table-cell">
      <style:table-cell-properties fo:padding="0.0382in" fo:border="0.0007in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3.4625in" style:rel-column-width="32767*"/>
    </style:style>
    <style:style style:name="Table17.B" style:family="table-column">
      <style:table-column-properties style:column-width="3.4625in" style:rel-column-width="32768*"/>
    </style:style>
    <style:style style:name="Table1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7.B1" style:family="table-cell">
      <style:table-cell-properties fo:padding="0.0382in" fo:border="0.0007in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3.4625in" style:rel-column-width="32767*"/>
    </style:style>
    <style:style style:name="Table18.B" style:family="table-column">
      <style:table-column-properties style:column-width="3.4625in" style:rel-column-width="32768*"/>
    </style:style>
    <style:style style:name="Table1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8.B1" style:family="table-cell">
      <style:table-cell-properties fo:padding="0.0382in" fo:border="0.0007in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3.4625in" style:rel-column-width="32767*"/>
    </style:style>
    <style:style style:name="Table19.B" style:family="table-column">
      <style:table-column-properties style:column-width="3.4625in" style:rel-column-width="32768*"/>
    </style:style>
    <style:style style:name="Table1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9.B1" style:family="table-cell">
      <style:table-cell-properties fo:padding="0.0382in" fo:border="0.0007in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3.4625in" style:rel-column-width="32767*"/>
    </style:style>
    <style:style style:name="Table20.B" style:family="table-column">
      <style:table-column-properties style:column-width="3.4625in" style:rel-column-width="32768*"/>
    </style:style>
    <style:style style:name="Table2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0.B1" style:family="table-cell">
      <style:table-cell-properties fo:padding="0.0382in" fo:border="0.0007in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3.4625in" style:rel-column-width="32767*"/>
    </style:style>
    <style:style style:name="Table21.B" style:family="table-column">
      <style:table-column-properties style:column-width="3.4625in" style:rel-column-width="32768*"/>
    </style:style>
    <style:style style:name="Table2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1.B1" style:family="table-cell">
      <style:table-cell-properties fo:padding="0.0382in" fo:border="0.0007in solid #000000"/>
    </style:style>
    <style:style style:name="P1" style:family="paragraph" style:parent-style-name="Table_20_Contents">
      <style:paragraph-properties fo:text-align="start" style:justify-single-word="false"/>
      <style:text-properties style:font-name="Arial1" fo:font-size="12pt" style:font-name-asian="Arial1" style:font-size-asian="12pt" style:font-name-complex="Arial1" style:font-size-complex="12pt"/>
    </style:style>
    <style:style style:name="P2" style:family="paragraph" style:parent-style-name="Table_20_Contents">
      <style:paragraph-properties fo:text-align="start" style:justify-single-word="false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4" style:family="paragraph" style:parent-style-name="Table_20_Contents">
      <style:paragraph-properties fo:text-align="start" style:justify-single-word="false" style:text-autospace="none"/>
      <style:text-properties style:font-name="Arial1" fo:font-size="12.5pt" style:font-name-asian="Arial1" style:font-size-asian="12.5pt" style:font-name-complex="Arial1" style:font-size-complex="12.5pt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Arial1" fo:font-size="12.5pt" style:font-name-asian="Arial1" style:font-size-asian="12.5pt" style:font-name-complex="Arial1" style:font-size-complex="12.5pt"/>
    </style:style>
    <style:style style:name="P7" style:family="paragraph" style:parent-style-name="Standard">
      <style:paragraph-properties style:text-autospace="none"/>
      <style:text-properties style:font-name="Arial1" fo:font-size="12.5pt" style:font-name-asian="Arial1" style:font-size-asian="12.5pt" style:font-name-complex="Arial1" style:font-size-complex="12.5pt"/>
    </style:style>
    <style:style style:name="P8" style:family="paragraph" style:parent-style-name="Standard">
      <style:paragraph-properties style:text-autospace="none"/>
      <style:text-properties style:font-name="Arial1" fo:font-size="12.5pt" fo:font-weight="normal" style:font-name-asian="Arial1" style:font-size-asian="12.5pt" style:font-weight-asian="normal" style:font-name-complex="Arial1" style:font-size-complex="12.5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text-properties style:font-name="Arial2" fo:font-size="6pt" fo:language="en" fo:country="GB" fo:font-weight="normal" style:font-size-asian="6pt" style:font-weight-asian="bold" style:font-size-complex="6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2" fo:font-size="6pt" fo:language="en" fo:country="GB" fo:font-weight="normal" style:font-size-asian="6pt" style:font-size-complex="6pt"/>
    </style:style>
    <style:style style:name="T3" style:family="text">
      <style:text-properties style:font-name="Arial2" fo:font-size="6pt" fo:language="en" fo:country="GB" fo:font-weight="normal" style:font-name-asian="Arial1" style:font-size-asian="6pt" style:font-name-complex="Arial1" style:font-size-complex="6pt"/>
    </style:style>
    <style:style style:name="T4" style:family="text">
      <style:text-properties style:font-name="Arial1" fo:font-size="12.5pt" style:font-name-asian="Arial1" style:font-size-asian="12.5pt" style:font-name-complex="Arial1" style:font-size-complex="12.5pt"/>
    </style:style>
    <style:style style:name="T5" style:family="text"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T6" style:family="text">
      <style:text-properties style:font-name="Arial1" fo:font-weight="bold" style:font-name-asian="Arial1" style:font-weight-asian="bold" style:font-name-complex="Arial1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ompleted Assessments By Assessment Type</text:p>
      <text:p text:style-name="P6"/>
      <text:p text:style-name="P6">Start Date:<text:placeholder text:placeholder-type="text">&lt;data['form']['from_d']&gt;</text:placeholder><text:tab/><text:tab/><text:tab/>Centre:East Anglia Mobility Centre</text:p>
      <text:p text:style-name="P6"/>
      <text:p text:style-name="P6">End Date: <text:placeholder text:placeholder-type="text">&lt;data['form']['to_d']&gt;</text:placeholder>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Assessment Name</text:p>
          </table:table-cell>
          <table:table-cell table:style-name="Table1.B1" office:value-type="string">
            <text:p text:style-name="P2">Counts</text:p>
          </table:table-cell>
        </table:table-row>
      </table:table>
      <text:p text:style-name="P6"><text:a xlink:type="simple" xlink:href="relatorio://for%20each=%22t%20in%20data['form']['type_stats']%22">relatorio://for each="t in data['form']['type_stats']"</text:a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<text:placeholder text:placeholder-type="text">&lt;t['name']&gt;</text:placeholder></text:p>
          </table:table-cell>
          <table:table-cell table:style-name="Table2.B1" office:value-type="string">
            <text:p text:style-name="P1"><text:placeholder text:placeholder-type="text">&lt;t['count']&gt;</text:placeholder></text:p>
          </table:table-cell>
        </table:table-row>
      </table:table>
      <text:p text:style-name="P4"><text:a xlink:type="simple" xlink:href="relatorio:///for"><text:span text:style-name="T1">relatorio:///for</text:span></text:a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Total</text:p>
          </table:table-cell>
          <table:table-cell table:style-name="Table3.B1" office:value-type="string">
            <text:p text:style-name="P1"><text:placeholder text:placeholder-type="text">&lt;data['form']['type_total_count']&gt;</text:placeholder></text:p>
          </table:table-cell>
        </table:table-row>
      </table:table>
      <text:p text:style-name="P5"><text:span text:style-name="T2"><text:line-break/></text:span><text:span text:style-name="T3">${PAGE_BREAK}</text:span><text:span text:style-name="T4"> </text:span></text:p>
      <text:p text:style-name="P6"/>
      <text:p text:style-name="P9">Completed Driving Assessments By Driving Assessment Outcome</text:p>
      <text:p text:style-name="P6"/>
      <text:p text:style-name="P6">Start Date:<text:placeholder text:placeholder-type="text">&lt;data['form']['from_d']&gt;</text:placeholder><text:tab/><text:tab/><text:tab/>Centre: East Anglia Mobility Centre</text:p>
      <text:p text:style-name="P6"/>
      <text:p text:style-name="P6">End Date:<text:placeholder text:placeholder-type="text">&lt;data['form']['to_d']&gt;</text:placeholder></text:p>
      <text:p text:style-name="P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Outcome Name</text:p>
          </table:table-cell>
          <table:table-cell table:style-name="Table4.B1" office:value-type="string">
            <text:p text:style-name="P2">Counts</text:p>
          </table:table-cell>
        </table:table-row>
      </table:table>
      <text:p text:style-name="P6"><text:a xlink:type="simple" xlink:href="relatorio://for%20each=%22t%20in%20data['form']['outcome_stats']%22">relatorio://for each="t in data['form']['type_stats']"</text:a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"><text:placeholder text:placeholder-type="text">&lt;t['outcome_name']&gt;</text:placeholder></text:p>
          </table:table-cell>
          <table:table-cell table:style-name="Table5.B1" office:value-type="string">
            <text:p text:style-name="P1"><text:placeholder text:placeholder-type="text">&lt;t['outcome_count']&gt;</text:placeholder></text:p>
          </table:table-cell>
        </table:table-row>
      </table:table>
      <text:p text:style-name="P4"><text:a xlink:type="simple" xlink:href="relatorio:///for"><text:span text:style-name="T1">relatorio:///for</text:span></text:a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">Total</text:p>
          </table:table-cell>
          <table:table-cell table:style-name="Table6.B1" office:value-type="string">
            <text:p text:style-name="P1"><text:placeholder text:placeholder-type="text">&lt;data['form']['outcome_total_count']&gt;</text:placeholder></text:p>
          </table:table-cell>
        </table:table-row>
      </table:table>
      <text:p text:style-name="Standard"><text:span text:style-name="T2">${PAGE_BREAK}</text:span> </text:p>
      <text:p text:style-name="Standard"/>
      <text:p text:style-name="P9">Reasons For Advised Against Driving</text:p>
      <text:p text:style-name="Standard"/>
      <text:p text:style-name="P6">Start Date:<text:placeholder text:placeholder-type="text">&lt;data['form']['from_d']&gt;</text:placeholder><text:tab/><text:tab/><text:tab/>Centre: East Anglia Mobility Centre</text:p>
      <text:p text:style-name="P6"/>
      <text:p text:style-name="P6">End Date:<text:placeholder text:placeholder-type="text">&lt;data['form']['to_d']&gt;</text:placeholder></text:p>
      <text:p text:style-name="P6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">Reasons</text:p>
          </table:table-cell>
          <table:table-cell table:style-name="Table7.B1" office:value-type="string">
            <text:p text:style-name="P2">Counts</text:p>
          </table:table-cell>
        </table:table-row>
      </table:table>
      <text:p text:style-name="P6"><text:a xlink:type="simple" xlink:href="relatorio://for%20each=%22t%20in%20data['form']['driving_stats']%22">relatorio://for each="t in data['form']['driving_stats']"</text:a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"><text:placeholder text:placeholder-type="text">&lt;t['driving_name']&gt;</text:placeholder></text:p>
          </table:table-cell>
          <table:table-cell table:style-name="Table8.B1" office:value-type="string">
            <text:p text:style-name="P1"><text:placeholder text:placeholder-type="text">&lt;t['driving_count']&gt;</text:placeholder></text:p>
          </table:table-cell>
        </table:table-row>
      </table:table>
      <text:p text:style-name="P4"><text:a xlink:type="simple" xlink:href="relatorio:///for"><text:span text:style-name="T1">relatorio:///for</text:span></text:a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">Total</text:p>
          </table:table-cell>
          <table:table-cell table:style-name="Table9.B1" office:value-type="string">
            <text:p text:style-name="P1"><text:placeholder text:placeholder-type="text">&lt;data['form']['driving_total_count']&gt;</text:placeholder></text:p>
          </table:table-cell>
        </table:table-row>
      </table:table>
      <text:p text:style-name="P10"><text:span text:style-name="T2">${PAGE_BREAK}</text:span> </text:p>
      <text:p text:style-name="P9">Completed Driving Assessment By UK License Status</text:p>
      <text:p text:style-name="Standard"/>
      <text:p text:style-name="P6">Start Date:<text:placeholder text:placeholder-type="text">&lt;data['form']['from_d']&gt;</text:placeholder> <text:s text:c="3"/><text:tab/><text:tab/><text:tab/>Centre: East Anglia Mobility Centre</text:p>
      <text:p text:style-name="P6"/>
      <text:p text:style-name="P6">End Date: <text:placeholder text:placeholder-type="text">&lt;data['form']['to_d']&gt;</text:placeholder></text:p>
      <text:p text:style-name="P6"><text:soft-page-break/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">License Status</text:p>
          </table:table-cell>
          <table:table-cell table:style-name="Table10.B1" office:value-type="string">
            <text:p text:style-name="P2">Counts</text:p>
          </table:table-cell>
        </table:table-row>
      </table:table>
      <text:p text:style-name="P6"><text:a xlink:type="simple" xlink:href="relatorio://for%20each=%22t%20in%20data['form']['license_stats']%22">relatorio://for each="t in data['form']['license_stats']"</text:a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"><text:placeholder text:placeholder-type="text">&lt;t['license_name']&gt;</text:placeholder></text:p>
          </table:table-cell>
          <table:table-cell table:style-name="Table11.B1" office:value-type="string">
            <text:p text:style-name="P1"><text:placeholder text:placeholder-type="text">&lt;t['license_count']&gt;</text:placeholder></text:p>
          </table:table-cell>
        </table:table-row>
      </table:table>
      <text:p text:style-name="P4"><text:a xlink:type="simple" xlink:href="relatorio:///for"><text:span text:style-name="T1">relatorio:///for</text:span></text:a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3">Total</text:p>
          </table:table-cell>
          <table:table-cell table:style-name="Table12.B1" office:value-type="string">
            <text:p text:style-name="P1"><text:placeholder text:placeholder-type="text">&lt;data['form']['license_total_count']&gt;</text:placeholder></text:p>
          </table:table-cell>
        </table:table-row>
      </table:table>
      <text:p text:style-name="P10"><text:span text:style-name="T2">${PAGE_BREAK}</text:span> </text:p>
      <text:p text:style-name="P10"/>
      <text:p text:style-name="P12"><text:span text:style-name="T5">Completed Driving Assessment By Gender</text:span> </text:p>
      <text:p text:style-name="Standard"/>
      <text:p text:style-name="Standard"><text:span text:style-name="T4">Start Date:</text:span><text:span text:style-name="T4"><text:placeholder text:placeholder-type="text">&lt;data['form']['from_d']&gt;</text:placeholder></text:span><text:span text:style-name="T4"> <text:s text:c="3"/><text:tab/><text:tab/><text:tab/>Centre: East Anglia Mobility Centre</text:span></text:p>
      <text:p text:style-name="P6"/>
      <text:p text:style-name="P6">End Date: <text:placeholder text:placeholder-type="text">&lt;data['form']['to_d']&gt;</text:placeholder></text:p>
      <text:p text:style-name="P6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">Gender</text:p>
          </table:table-cell>
          <table:table-cell table:style-name="Table13.B1" office:value-type="string">
            <text:p text:style-name="P2">Counts</text:p>
          </table:table-cell>
        </table:table-row>
      </table:table>
      <text:p text:style-name="P6"><text:a xlink:type="simple" xlink:href="relatorio://for%20each=%22t%20in%20data['form']['gender_stats']%22">relatorio://for each="t in data['form']['gender_stats']"</text:a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"><text:placeholder text:placeholder-type="text">&lt;t['gender_name']&gt;</text:placeholder></text:p>
          </table:table-cell>
          <table:table-cell table:style-name="Table14.B1" office:value-type="string">
            <text:p text:style-name="P1"><text:placeholder text:placeholder-type="text">&lt;t['gender_count']&gt;</text:placeholder></text:p>
          </table:table-cell>
        </table:table-row>
      </table:table>
      <text:p text:style-name="P4"><text:a xlink:type="simple" xlink:href="relatorio:///for"><text:span text:style-name="T1">relatorio:///for</text:span></text:a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3">Total</text:p>
          </table:table-cell>
          <table:table-cell table:style-name="Table15.B1" office:value-type="string">
            <text:p text:style-name="P1"><text:placeholder text:placeholder-type="text">&lt;data['form']['gender_total_count']&gt;</text:placeholder></text:p>
          </table:table-cell>
        </table:table-row>
      </table:table>
      <text:p text:style-name="P10"><text:span text:style-name="T2">${PAGE_BREAK}</text:span> </text:p>
      <text:p text:style-name="P10"/>
      <text:p text:style-name="P11"><text:span text:style-name="T6">Completed Driving Assessment By Age</text:span> </text:p>
      <text:p text:style-name="Standard"/>
      <text:p text:style-name="Standard"><text:span text:style-name="T4">Start Date:</text:span><text:span text:style-name="T4"><text:placeholder text:placeholder-type="text">&lt;data['form']['from_d']&gt;</text:placeholder></text:span><text:span text:style-name="T4"> <text:s text:c="3"/><text:tab/><text:tab/><text:tab/>Centre: East Anglia Mobility Centre</text:span></text:p>
      <text:p text:style-name="P7"/>
      <text:p text:style-name="P7">End Date: <text:placeholder text:placeholder-type="text">&lt;data['form']['to_d']&gt;</text:placeholder></text:p>
      <text:p text:style-name="P6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2">Age</text:p>
          </table:table-cell>
          <table:table-cell table:style-name="Table16.B1" office:value-type="string">
            <text:p text:style-name="P2">Counts</text:p>
          </table:table-cell>
        </table:table-row>
      </table:table>
      <text:p text:style-name="P6"><text:a xlink:type="simple" xlink:href="relatorio://for%20each=%22t%20in%20data['form']['age_stats']%22">relatorio://for each="t in data['form']['age_stats']"</text:a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"><text:placeholder text:placeholder-type="text">&lt;t['age_name']&gt;</text:placeholder></text:p>
          </table:table-cell>
          <table:table-cell table:style-name="Table17.B1" office:value-type="string">
            <text:p text:style-name="P1"><text:placeholder text:placeholder-type="text">&lt;t['age_count']&gt;</text:placeholder></text:p>
          </table:table-cell>
        </table:table-row>
      </table:table>
      <text:p text:style-name="P4"><text:a xlink:type="simple" xlink:href="relatorio:///for"><text:span text:style-name="T1">relatorio:///for</text:span></text:a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3">Total</text:p>
          </table:table-cell>
          <table:table-cell table:style-name="Table18.B1" office:value-type="string">
            <text:p text:style-name="P1"><text:placeholder text:placeholder-type="text">&lt;data['form']['age_total_count']&gt;</text:placeholder></text:p>
          </table:table-cell>
        </table:table-row>
      </table:table>
      <text:p text:style-name="P10"><text:span text:style-name="T2">${PAGE_BREAK}</text:span> </text:p>
      <text:p text:style-name="P10"/>
      <text:p text:style-name="P9"/>
      <text:p text:style-name="P9"/>
      <text:p text:style-name="P9"/>
      <text:p text:style-name="P11"><text:span text:style-name="T6">Completed Driving Assessment By Referrer</text:span> </text:p>
      <text:p text:style-name="Standard"/>
      <text:p text:style-name="Standard"><text:span text:style-name="T4">Start Date:</text:span><text:span text:style-name="T4"><text:placeholder text:placeholder-type="text">&lt;data['form']['from_d']&gt;</text:placeholder></text:span><text:span text:style-name="T4"> <text:s text:c="3"/><text:tab/><text:tab/><text:tab/>Centre: East Anglia Mobility Centre</text:span></text:p>
      <text:p text:style-name="P7"/>
      <text:p text:style-name="P8">End Date: <text:placeholder text:placeholder-type="text">&lt;data['form']['to_d']&gt;</text:placeholder></text:p>
      <text:p text:style-name="P8"/>
      <table:table table:name="Table19" table:style-name="Table19">
        <table:table-column table:style-name="Table19.A"/>
        <table:table-column table:style-name="Table19.B"/>
        <text:soft-page-break/>
        <table:table-row>
          <table:table-cell table:style-name="Table19.A1" office:value-type="string">
            <text:p text:style-name="P2">Type</text:p>
          </table:table-cell>
          <table:table-cell table:style-name="Table19.B1" office:value-type="string">
            <text:p text:style-name="P2">Counts</text:p>
          </table:table-cell>
        </table:table-row>
      </table:table>
      <text:p text:style-name="P6"><text:a xlink:type="simple" xlink:href="relatorio://for%20each=%22t%20in%20data['form']['referrer_stats']%22">relatorio://for each="t in data['form']['age_stats']"</text:a>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"><text:placeholder text:placeholder-type="text">&lt;t['name']&gt;</text:placeholder></text:p>
          </table:table-cell>
          <table:table-cell table:style-name="Table20.B1" office:value-type="string">
            <text:p text:style-name="P1"><text:placeholder text:placeholder-type="text">&lt;t['count']&gt;</text:placeholder></text:p>
          </table:table-cell>
        </table:table-row>
      </table:table>
      <text:p text:style-name="P4"><text:a xlink:type="simple" xlink:href="relatorio:///for"><text:span text:style-name="T1">relatorio:///for</text:span></text:a>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3">Total</text:p>
          </table:table-cell>
          <table:table-cell table:style-name="Table21.B1" office:value-type="string">
            <text:p text:style-name="P1"><text:placeholder text:placeholder-type="text">&lt;data['form']['referrer_total_count']&gt;</text:placeholder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"/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urya </meta:initial-creator>
    <meta:creation-date>2011-06-04T17:20:41.56</meta:creation-date>
    <dc:date>2011-08-29T13:07:35.72</dc:date>
    <meta:editing-duration>PT03H02M53S</meta:editing-duration>
    <meta:editing-cycles>55</meta:editing-cycles>
    <meta:generator>OpenOffice.org/3.2$Win32 OpenOffice.org_project/320m12$Build-9483</meta:generator>
    <dc:creator>Forum Forum</dc:creator>
    <meta:document-statistic meta:table-count="21" meta:image-count="0" meta:object-count="0" meta:page-count="3" meta:paragraph-count="83" meta:word-count="192" meta:character-count="2249"/>
  </office:meta>
</office:document-meta>
</file>